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6.247cm" fo:margin-left="-0.191cm" fo:margin-top="0cm" fo:margin-bottom="0cm" table:align="left" style:writing-mode="lr-tb"/>
    </style:style>
    <style:style style:name="Tabel1.A" style:family="table-column">
      <style:table-column-properties style:column-width="8.123cm"/>
    </style:style>
    <style:style style:name="Tabel1.B" style:family="table-column">
      <style:table-column-properties style:column-width="8.124cm"/>
    </style:style>
    <style:style style:name="Tabel1.1" style:family="table-row">
      <style:table-row-properties style:keep-together="true" fo:keep-together="auto"/>
    </style:style>
    <style:style style:name="Tabel1.A1" style:family="table-cell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1.A12" style:family="table-cell">
      <style:table-cell-properties fo:background-color="#ffffff" fo:padding-left="0.191cm" fo:padding-right="0.191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2" style:family="table">
      <style:table-properties style:width="16.247cm" fo:margin-left="-0.191cm" fo:margin-top="0cm" fo:margin-bottom="0cm" table:align="left" style:writing-mode="lr-tb"/>
    </style:style>
    <style:style style:name="Tabel2.A" style:family="table-column">
      <style:table-column-properties style:column-width="8.123cm"/>
    </style:style>
    <style:style style:name="Tabel2.B" style:family="table-column">
      <style:table-column-properties style:column-width="8.124cm"/>
    </style:style>
    <style:style style:name="Tabel2.1" style:family="table-row">
      <style:table-row-properties style:keep-together="true" fo:keep-together="auto"/>
    </style:style>
    <style:style style:name="Tabel2.A1" style:family="table-cell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No_20_Spacing">
      <style:text-properties fo:font-size="12pt" style:font-size-asian="12pt" style:font-size-complex="12pt"/>
    </style:style>
    <style:style style:name="P2" style:family="paragraph" style:parent-style-name="No_20_Spacing">
      <style:paragraph-properties fo:margin-top="0cm" fo:margin-bottom="0cm" fo:line-height="100%"/>
      <style:text-properties fo:font-size="12pt" style:font-size-asian="12pt" style:font-size-complex="12pt"/>
    </style:style>
    <style:style style:name="P3" style:family="paragraph" style:parent-style-name="No_20_Spacing">
      <style:paragraph-properties fo:margin-top="0cm" fo:margin-bottom="0cm" fo:line-height="100%"/>
      <style:text-properties fo:font-size="12pt" fo:language="en" fo:country="US" fo:background-color="#ffff00" style:font-size-asian="12pt" style:font-size-complex="12pt"/>
    </style:style>
    <style:style style:name="P4" style:family="paragraph" style:parent-style-name="No_20_Spacing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5" style:family="paragraph" style:parent-style-name="No_20_Spacing">
      <style:paragraph-properties fo:margin-top="0cm" fo:margin-bottom="0cm" fo:line-height="100%"/>
      <style:text-properties fo:font-size="12pt" style:font-size-asian="12pt" style:font-size-complex="12pt"/>
    </style:style>
    <style:style style:name="P6" style:family="paragraph" style:parent-style-name="No_20_Spacing">
      <style:paragraph-properties fo:margin-top="0cm" fo:margin-bottom="0cm" fo:line-height="100%"/>
      <style:text-properties fo:font-size="12pt" fo:language="en" fo:country="US" style:font-size-asian="12pt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isen / Wensenlijst</text:p>
      <text:p text:style-name="P1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4">Functionele eisen</text:p>
          </table:table-cell>
          <table:table-cell table:style-name="Tabel1.A1" office:value-type="string">
            <text:p text:style-name="P2">Moscow</text:p>
          </table:table-cell>
        </table:table-row>
        <table:table-row table:style-name="Tabel1.1">
          <table:table-cell table:style-name="Tabel1.A1" office:value-type="string">
            <text:p text:style-name="P2">De site wordt gemaakt voor en conferentie</text:p>
          </table:table-cell>
          <table:table-cell table:style-name="Tabel1.A1" office:value-type="string">
            <text:p text:style-name="P2"/>
          </table:table-cell>
        </table:table-row>
        <table:table-row table:style-name="Tabel1.1">
          <table:table-cell table:style-name="Tabel1.A1" office:value-type="string">
            <text:p text:style-name="P2">De conferentie duurt 3 dagen: </text:p>
            <text:p text:style-name="P2">vrijdag 16 December <text:s/>Van 15:00 t/m 23:00</text:p>
            <text:p text:style-name="P2">zaterdag 17 December <text:s/>Van 10:00 t/m 23:00</text:p>
            <text:p text:style-name="P2">zondag 18 December <text:s/>Van 12:00 t/m 18:00</text:p>
          </table:table-cell>
          <table:table-cell table:style-name="Tabel1.A1" office:value-type="string">
            <text:p text:style-name="P2"/>
          </table:table-cell>
        </table:table-row>
        <table:table-row table:style-name="Tabel1.1">
          <table:table-cell table:style-name="Tabel1.A1" office:value-type="string">
            <text:p text:style-name="P2">Er zijn maximaal 250 bezoekers per dag</text:p>
          </table:table-cell>
          <table:table-cell table:style-name="Tabel1.A1" office:value-type="string">
            <text:p text:style-name="P2"/>
          </table:table-cell>
        </table:table-row>
        <table:table-row table:style-name="Tabel1.1">
          <table:table-cell table:style-name="Tabel1.A1" office:value-type="string">
            <text:p text:style-name="P2">Parse-partout bezoekers hebben voorrang boven de dagbezoekers.</text:p>
          </table:table-cell>
          <table:table-cell table:style-name="Tabel1.A1" office:value-type="string">
            <text:p text:style-name="P2"/>
          </table:table-cell>
        </table:table-row>
        <table:table-row table:style-name="Tabel1.1">
          <table:table-cell table:style-name="Tabel1.A1" office:value-type="string">
            <text:p text:style-name="P2">De prijzen voor één ticket zijn: </text:p>
            <text:p text:style-name="P2">Vrijdag – €45</text:p>
            <text:p text:style-name="P2">Zaterdag – €60</text:p>
            <text:p text:style-name="P2">Zondag – €30</text:p>
            <text:p text:style-name="P2">Parse-partout – €100</text:p>
            <text:p text:style-name="P2">Zaterdag/Zondag – €80</text:p>
          </table:table-cell>
          <table:table-cell table:style-name="Tabel1.A1" office:value-type="string">
            <text:p text:style-name="P2"/>
          </table:table-cell>
        </table:table-row>
        <table:table-row table:style-name="Tabel1.1">
          <table:table-cell table:style-name="Tabel1.A1" office:value-type="string">
            <text:p text:style-name="P2">De prijzen van de maaltijden:</text:p>
            <text:p text:style-name="P2">Lunch – €20 alle drie de dagen 12:00 t/m 13:30</text:p>
            <text:p text:style-name="P2">Diner – €30 Alleen weekend 17:30 t/m 20:00</text:p>
          </table:table-cell>
          <table:table-cell table:style-name="Tabel1.A1" office:value-type="string">
            <text:p text:style-name="P2"/>
          </table:table-cell>
        </table:table-row>
        <table:table-row table:style-name="Tabel1.1">
          <table:table-cell table:style-name="Tabel1.A1" office:value-type="string">
            <text:p text:style-name="P2">De kosten van het eten worden direct bij de reservering afgerekend.</text:p>
          </table:table-cell>
          <table:table-cell table:style-name="Tabel1.A1" office:value-type="string">
            <text:p text:style-name="P2"/>
          </table:table-cell>
        </table:table-row>
        <table:table-row table:style-name="Tabel1.1">
          <table:table-cell table:style-name="Tabel1.A1" office:value-type="string">
            <text:p text:style-name="P2">Wanneer een bezoeker zichzelf heeft geregistreerd krijgt hij/zij en email met de streepjescode om toegang te krijgen tot de conferentie </text:p>
          </table:table-cell>
          <table:table-cell table:style-name="Tabel1.A1" office:value-type="string">
            <text:p text:style-name="P2"/>
          </table:table-cell>
        </table:table-row>
        <table:table-row table:style-name="Tabel1.1">
          <table:table-cell table:style-name="Tabel1.A1" office:value-type="string">
            <text:p text:style-name="P2">Voor iedere dag is er een aparte streepjescode</text:p>
          </table:table-cell>
          <table:table-cell table:style-name="Tabel1.A1" office:value-type="string">
            <text:p text:style-name="P2"/>
          </table:table-cell>
        </table:table-row>
        <table:table-row table:style-name="Tabel1.1">
          <table:table-cell table:style-name="Tabel1.A1" office:value-type="string">
            <text:p text:style-name="P2">Voor de maaltijden is er ook één aparte streepjescode</text:p>
          </table:table-cell>
          <table:table-cell table:style-name="Tabel1.A1" office:value-type="string">
            <text:p text:style-name="P2"/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Er zijn vier zalen beschikbaar voor sprekers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De sprekers kunnen zichzelf inschrijven voor een slot [slot is een zaal en een tijd]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Er moet en overzicht per dag komen waar de sprekers zich kunnen inschrijven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In het overzicht moet staan welke slots nog open zijn bezet of 'onder voorbehoud'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De organisator geeft ieder slot drietal tags.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Als de spreker zichzelf aanmeld voor een slot moet hij opgeven:</text:p>
            <text:p text:style-name="P2">Naam, E-mail, Adres, ect, Onderwerp, Korte omschrijving over onderwerp, Wensen [zoals, beamer]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/>
            <text:p text:style-name="P2"><text:soft-page-break/>Als een spreker zich aanmeldt, dan wordt zijn slot op “onder voorbehoud” gezet.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De organisator heeft acht werkdagen om de aanvraag van de spreker te beoordelen en te accepteren. Of hij kan hem ook verwerpen waardoor het slot weer wordt vrijgegeven.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De spreker mag bij de aanvraag van een slot, ook opgeven dat zijn eerste intresse naar een ander slot 'onder voorbehoud'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De spreker ontvangt de e-mail met de beoordeling daarin 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De organisator heeft een scherm met alle openstaande aanvragen voor slots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De aanvragen zijn georganiseerd op urgentie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De site bevat en korte samenvatting in het engels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Moet en contact pagina worden gemaakt waar de bezoekers of gastsprekers nadere vragen kunnen stellen.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Wanneer er 250 tickets zijn verkocht op 1 dag dan moet er een tekst komen met “Tickets uitverkocht” en dan kunnen er geen tickets meer worden verkocht</text:p>
          </table:table-cell>
          <table:table-cell table:style-name="Tabel1.A12" office:value-type="string">
            <text:p text:style-name="P2"/>
          </table:table-cell>
        </table:table-row>
        <table:table-row table:style-name="Tabel1.1">
          <table:table-cell table:style-name="Tabel1.A12" office:value-type="string">
            <text:p text:style-name="P2">Als iemand zichzelf registreert dan krijgt hij/zij in de mail een overzicht van die dag.</text:p>
          </table:table-cell>
          <table:table-cell table:style-name="Tabel1.A12" office:value-type="string">
            <text:p text:style-name="P2"/>
          </table:table-cell>
        </table:table-row>
      </table:table>
      <text:p text:style-name="P1"/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4">Non Functionele eisen</text:p>
          </table:table-cell>
          <table:table-cell table:style-name="Tabel2.A1" office:value-type="string">
            <text:p text:style-name="P2">Moscow</text:p>
          </table:table-cell>
        </table:table-row>
        <table:table-row table:style-name="Tabel2.1">
          <table:table-cell table:style-name="Tabel2.A1" office:value-type="string">
            <text:p text:style-name="P6">Database in No SQL</text:p>
          </table:table-cell>
          <table:table-cell table:style-name="Tabel2.A1" office:value-type="string">
            <text:p text:style-name="P3"/>
          </table:table-cell>
        </table:table-row>
        <table:table-row table:style-name="Tabel2.1">
          <table:table-cell table:style-name="Tabel2.A1" office:value-type="string">
            <text:p text:style-name="P2">Opmaak aanhouden van http://www.ictweek.eu/#home</text:p>
          </table:table-cell>
          <table:table-cell table:style-name="Tabel2.A1" office:value-type="string">
            <text:p text:style-name="P2"/>
          </table:table-cell>
        </table:table-row>
        <table:table-row table:style-name="Tabel2.1">
          <table:table-cell table:style-name="Tabel2.A1" office:value-type="string">
            <text:p text:style-name="P2">De website moet worden gemaakt in MVC</text:p>
          </table:table-cell>
          <table:table-cell table:style-name="Tabel2.A1" office:value-type="string">
            <text:p text:style-name="P2"/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N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tchell van der Woude</meta:initial-creator>
    <meta:editing-cycles>12</meta:editing-cycles>
    <meta:creation-date>2015-09-04T08:36:00</meta:creation-date>
    <dc:date>2016-08-23T13:19:17.07</dc:date>
    <meta:editing-duration>PT1M16S</meta:editing-duration>
    <meta:generator>OpenOffice/4.1.1$Win32 OpenOffice.org_project/411m6$Build-9775</meta:generator>
    <meta:document-statistic meta:table-count="2" meta:image-count="0" meta:object-count="0" meta:page-count="2" meta:paragraph-count="45" meta:word-count="397" meta:character-count="2408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